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14.478cm" svg:x="1.50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" draw:layer="layout" svg:width="4.826cm" svg:height="2.54cm" svg:x="7.71cm" svg:y="2.016cm">
          <draw:glue-point draw:id="4" svg:x="1.842cm" svg:y="5cm"/>
          <draw:glue-point draw:id="5" svg:x="-2.368cm" svg:y="5cm"/>
          <text:p text:style-name="P1"><text:span text:style-name="T1">client</text:span></text:p>
          <text:p text:style-name="P1"><text:span text:style-name="T2">BsClient_T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1" draw:layer="layout" svg:width="3.302cm" svg:height="1.524cm" svg:x="9.128cm" svg:y="21.32cm">
          <draw:glue-point draw:id="4" svg:x="-1.923cm" svg:y="-5cm"/>
          <draw:glue-point draw:id="5" svg:x="1.923cm" svg:y="-5cm"/>
          <text:p text:style-name="P2"><text:span text:style-name="T2">IP socke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3.81cm" svg:height="2.032cm" svg:x="13.7cm" svg:y="8.62cm">
          <text:p text:style-name="P2"><text:span text:style-name="T2">client</text:span></text:p>
          <text:p text:style-name="P2"><text:span text:style-name="T2">transaction</text:span></text:p>
          <text:p text:style-name="P2"><text:span text:style-name="T2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2" draw:id="id1" draw:layer="layout" svg:width="4.064cm" svg:height="1.524cm" svg:x="8.112cm" svg:y="7.858cm">
          <draw:glue-point draw:id="4" svg:x="-1.875cm" svg:y="5cm"/>
          <draw:glue-point draw:id="5" svg:x="1.875cm" svg:y="5cm"/>
          <text:p text:style-name="P2"><text:span text:style-name="T2">bsClientTrans(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4.064cm" svg:height="1.524cm" svg:x="4.048cm" svg:y="13.192cm">
          <text:p text:style-name="P2"><text:span text:style-name="T2">bsClientSendReq(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5" draw:layer="layout" svg:width="1.778cm" svg:height="0.762cm" svg:x="3.032cm" svg:y="15.986cm">
          <text:p text:style-name="P2"><text:span text:style-name="T2">loc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" draw:layer="layout" svg:width="4.064cm" svg:height="1.524cm" svg:x="12.684cm" svg:y="13.192cm">
          <text:p text:style-name="P2"><text:span text:style-name="T2">bsClientRecvRsp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7" draw:layer="layout" svg:width="1.778cm" svg:height="0.762cm" svg:x="7.604cm" svg:y="15.986cm">
          <text:p text:style-name="P2"><text:span text:style-name="T2">un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6" draw:layer="layout" svg:width="1.778cm" svg:height="0.762cm" svg:x="5.318cm" svg:y="15.986cm">
          <text:p text:style-name="P2"><text:span text:style-name="T2">wri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8" draw:layer="layout" svg:width="1.778cm" svg:height="0.762cm" svg:x="11.16cm" svg:y="15.986cm">
          <text:p text:style-name="P2"><text:span text:style-name="T2">loc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10" draw:layer="layout" svg:width="1.778cm" svg:height="0.762cm" svg:x="15.732cm" svg:y="15.986cm">
          <text:p text:style-name="P2"><text:span text:style-name="T2">unloc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9" draw:layer="layout" svg:width="1.778cm" svg:height="0.762cm" svg:x="13.446cm" svg:y="15.978cm">
          <text:p text:style-name="P2"><text:span text:style-name="T2">rea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906cm" svg:y1="9.382cm" svg:x2="14.716cm" svg:y2="13.192cm" draw:start-shape="id1" draw:start-glue-point="5" draw:end-shape="id2" draw:end-glue-point="0" svg:d="m10906 9382v1905h3810v1905">
          <text:p/>
        </draw:connector>
        <draw:connector draw:style-name="gr9" draw:text-style-name="P1" draw:layer="layout" svg:x1="9.382cm" svg:y1="9.382cm" svg:x2="6.08cm" svg:y2="13.192cm" draw:start-shape="id1" draw:start-glue-point="4" draw:end-shape="id3" draw:end-glue-point="0" svg:d="m9382 9382v1905h-3302v1905">
          <text:p/>
        </draw:connector>
        <draw:connector draw:style-name="gr10" draw:text-style-name="P1" draw:layer="layout" svg:x1="12.176cm" svg:y1="8.62cm" svg:x2="13.7cm" svg:y2="9.636cm" draw:start-shape="id1" draw:start-glue-point="1" draw:end-shape="id4" draw:end-glue-point="3" svg:d="m12176 8620h762v1016h762">
          <text:p/>
        </draw:connector>
        <draw:connector draw:style-name="gr9" draw:text-style-name="P1" draw:layer="layout" svg:x1="6.08cm" svg:y1="14.716cm" svg:x2="3.921cm" svg:y2="15.986cm" draw:start-shape="id3" draw:start-glue-point="2" draw:end-shape="id5" draw:end-glue-point="0" svg:d="m6080 14716v635h-2159v635">
          <text:p/>
        </draw:connector>
        <draw:connector draw:style-name="gr9" draw:text-style-name="P1" draw:layer="layout" svg:x1="6.08cm" svg:y1="14.716cm" svg:x2="6.207cm" svg:y2="15.986cm" draw:start-shape="id3" draw:start-glue-point="2" draw:end-shape="id6" draw:end-glue-point="0" svg:d="m6080 14716v635h127v635">
          <text:p/>
        </draw:connector>
        <draw:connector draw:style-name="gr9" draw:text-style-name="P1" draw:layer="layout" svg:x1="6.08cm" svg:y1="14.716cm" svg:x2="8.493cm" svg:y2="15.986cm" draw:start-shape="id3" draw:start-glue-point="2" draw:end-shape="id7" draw:end-glue-point="0" svg:d="m6080 14716v635h2413v635">
          <text:p/>
        </draw:connector>
        <draw:connector draw:style-name="gr9" draw:text-style-name="P1" draw:layer="layout" svg:x1="14.716cm" svg:y1="14.716cm" svg:x2="12.049cm" svg:y2="15.986cm" draw:start-shape="id2" draw:start-glue-point="2" draw:end-shape="id8" draw:end-glue-point="0" svg:d="m14716 14716v635h-2667v635">
          <text:p/>
        </draw:connector>
        <draw:connector draw:style-name="gr8" draw:text-style-name="P1" draw:layer="layout" svg:x1="14.716cm" svg:y1="14.716cm" svg:x2="14.335cm" svg:y2="15.978cm" draw:start-shape="id2" draw:start-glue-point="2" draw:end-shape="id9" draw:end-glue-point="0" svg:d="m14716 14716v631h-381v631">
          <text:p/>
        </draw:connector>
        <draw:connector draw:style-name="gr9" draw:text-style-name="P1" draw:layer="layout" svg:x1="14.716cm" svg:y1="14.716cm" svg:x2="16.621cm" svg:y2="15.986cm" draw:start-shape="id2" draw:start-glue-point="2" draw:end-shape="id10" draw:end-glue-point="0" svg:d="m14716 14716v635h1905v635">
          <text:p/>
        </draw:connector>
        <draw:connector draw:style-name="gr9" draw:text-style-name="P1" draw:layer="layout" svg:x1="6.207cm" svg:y1="16.748cm" svg:x2="10.145cm" svg:y2="21.32cm" draw:start-shape="id6" draw:start-glue-point="2" draw:end-shape="id11" draw:end-glue-point="4" svg:d="m6207 16748v2286h3938v2286">
          <text:p/>
        </draw:connector>
        <draw:connector draw:style-name="gr9" draw:text-style-name="P1" draw:layer="layout" svg:x1="11.413cm" svg:y1="21.32cm" svg:x2="14.335cm" svg:y2="16.74cm" draw:start-shape="id11" draw:start-glue-point="5" draw:end-shape="id9" draw:end-glue-point="2" svg:d="m11413 21320v-2290h2922v-2290">
          <text:p/>
        </draw:connector>
        <draw:connector draw:style-name="gr10" draw:text-style-name="P1" draw:layer="layout" svg:x1="10.123cm" svg:y1="4.556cm" svg:x2="10.144cm" svg:y2="7.858cm" draw:start-shape="id12" draw:start-glue-point="2" draw:end-shape="id1" draw:end-glue-point="0" svg:d="m10123 4556v1652h21v1650">
          <text:p/>
        </draw:connector>
        <draw:frame draw:style-name="gr11" draw:layer="layout" svg:width="3.702cm" svg:height="0.962cm" svg:x="3.14cm" svg:y="9.382cm">
          <draw:text-box>
            <text:p>libbotsense</text:p>
          </draw:text-box>
        </draw:frame>
        <draw:connector draw:style-name="gr10" draw:text-style-name="P1" draw:layer="layout" svg:x1="10.779cm" svg:y1="22.844cm" svg:x2="10.769cm" svg:y2="24.686cm" draw:start-shape="id11" draw:start-glue-point="2" svg:d="m10779 22844v1172h-10v670">
          <text:p/>
        </draw:connector>
        <draw:frame draw:style-name="gr11" draw:text-style-name="P3" draw:layer="layout" svg:width="2.034cm" svg:height="0.725cm" svg:x="9.636cm" svg:y="24.676cm">
          <draw:text-box>
            <text:p><text:span text:style-name="T2">bsProx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in Knight</meta:initial-creator>
    <meta:creation-date>2010-08-23T11:42:37</meta:creation-date>
    <dc:date>2010-08-26T11:26:21</dc:date>
    <dc:creator>Robin Knight</dc:creator>
    <meta:editing-duration>PT70H40M53S</meta:editing-duration>
    <meta:editing-cycles>2</meta:editing-cycles>
    <meta:generator>OpenOffice.org/3.2$Linux OpenOffice.org_project/320m12$Build-9483</meta:generator>
    <meta:document-statistic meta:object-count="28"/>
  </office:meta>
</office:document-meta>
</file>